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84db" officeooo:paragraph-rsid="000684db"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84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d1d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faf4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107c8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d1d7" officeooo:paragraph-rsid="0006d1d7"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fb58" officeooo:paragraph-rsid="0006fb58"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09f00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1162e0"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0684db" officeooo:paragraph-rsid="000684d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684db" officeooo:paragraph-rsid="0006d1d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6d1d7" officeooo:paragraph-rsid="0006d1d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6fb58" officeooo:paragraph-rsid="0006fb5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7c8dd" officeooo:paragraph-rsid="0007c8d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faf4d" officeooo:paragraph-rsid="000faf4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faf4d" officeooo:paragraph-rsid="00107c8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07c8d" officeooo:paragraph-rsid="00107c8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162e0" officeooo:paragraph-rsid="001162e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162e0" officeooo:paragraph-rsid="001162e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342a6" officeooo:paragraph-rsid="001342a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684db" officeooo:paragraph-rsid="001342a6" style:font-size-asian="10.5pt" style:font-weight-asian="normal" style:font-size-complex="12pt" style:font-weight-complex="normal"/>
    </style:style>
    <style:style style:name="T1" style:family="text">
      <style:text-properties style:text-underline-style="none"/>
    </style:style>
    <style:style style:name="T2" style:family="text">
      <style:text-properties officeooo:rsid="0006d1d7"/>
    </style:style>
    <style:style style:name="T3" style:family="text">
      <style:text-properties officeooo:rsid="0006fb58"/>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07c8dd"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06fb58" style:font-style-asian="normal" style:font-style-complex="normal"/>
    </style:style>
    <style:style style:name="T9" style:family="text">
      <style:text-properties fo:font-style="normal" officeooo:rsid="00107c8d" style:font-style-asian="normal" style:font-style-complex="normal"/>
    </style:style>
    <style:style style:name="T10" style:family="text">
      <style:text-properties fo:font-style="normal" officeooo:rsid="0007c8dd" style:font-style-asian="normal" style:font-style-complex="normal"/>
    </style:style>
    <style:style style:name="T11" style:family="text">
      <style:text-properties officeooo:rsid="0007c8dd"/>
    </style:style>
    <style:style style:name="T12" style:family="text">
      <style:text-properties officeooo:rsid="0008f408"/>
    </style:style>
    <style:style style:name="T13" style:family="text">
      <style:text-properties officeooo:rsid="0009f00d"/>
    </style:style>
    <style:style style:name="T14" style:family="text">
      <style:text-properties officeooo:rsid="000faf4d"/>
    </style:style>
    <style:style style:name="T15" style:family="text">
      <style:text-properties officeooo:rsid="00107c8d"/>
    </style:style>
    <style:style style:name="T16" style:family="text">
      <style:text-properties officeooo:rsid="001162e0"/>
    </style:style>
    <style:style style:name="T17" style:family="text">
      <style:text-properties officeooo:rsid="0011c2f6"/>
    </style:style>
    <style:style style:name="T18" style:family="text">
      <style:text-properties officeooo:rsid="00130c4f"/>
    </style:style>
    <style:style style:name="T19" style:family="text">
      <style:text-properties officeooo:rsid="001342a6"/>
    </style:style>
    <style:style style:name="T20" style:family="text">
      <style:text-properties fo:font-size="12pt" style:text-underline-style="none" fo:font-weight="normal" officeooo:rsid="001342a6" style:font-size-asian="10.5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ing Average Prediction Via Machine Learning</text:p>
      <text:p text:style-name="P10">Tim Herrmann – timothyherrmann2016@u.northwestern.edu</text:p>
      <text:p text:style-name="P10">Mikhail Todes</text:p>
      <text:p text:style-name="P10">Nathan Corwin</text:p>
      <text:p text:style-name="P2"/>
      <text:p text:style-name="P10">Northwestern University, EECS 349, Spring 2016</text:p>
      <text:p text:style-name="P10"/>
      <text:p text:style-name="P4"><text:span text:style-name="T14">Abstract</text:span>:</text:p>
      <text:p text:style-name="P4"/>
      <text:p text:style-name="P15">This project attempted to predict the season batting average of MLB players using their previous year's statistics. This is primarily <text:span text:style-name="T15">motivated</text:span> by the fact that season batting average is commonly used as a standard performance metric and being able to <text:span text:style-name="T15">accurately</text:span> predict that stat could allow managers to better asses which players are valuable to keep or sign, and which should be let go. </text:p>
      <text:p text:style-name="P15"/>
      <text:p text:style-name="P16">To predict this statistic, data about each player from the previous year is used to build a machine learning model that predicts that payer's season batting average for the next year. In order to evaluate the <text:span text:style-name="T15">models</text:span> used, <text:span text:style-name="T15">a baseline was created by calculating </text:span><text:span text:style-name="T8">the mean absolute error </text:span><text:span text:style-name="T9">is the batting average is assumed to stay the same. </text:span></text:p>
      <text:p text:style-name="P15"/>
      <text:p text:style-name="P16">Using a dataset of baseball statistics from 1990 to 2014, nine attributes were selected to build machine learning models with. These included commonly measured season statistics such as At-Bats, Runs Batted In, Walks, and Strikeouts, as well as information about the specific players such as Age, Salary, and Games Played. <text:span text:style-name="T15">For each model created using these features </text:span><text:span text:style-name="T8">the mean absolute error </text:span><text:span text:style-name="T9">was compared to the baseline. The lower the model's </text:span><text:span text:style-name="T8">mean absolute error </text:span><text:span text:style-name="T9">than the baseline's, the better the model was said to be. All models were created with 10-fold cross validation. </text:span></text:p>
      <text:p text:style-name="P16"/>
      <text:p text:style-name="P17"><text:span text:style-name="T7">The most successful models were generated using M5P, a combination of decision trees and linear regression, and a multi-layered </text:span><text:span text:style-name="T10">perceptron</text:span><text:span text:style-name="T7">. Both performed better than the baseline, and the multi-layered </text:span><text:span text:style-name="T10">perceptron</text:span><text:span text:style-name="T7"> performed better than M5P. </text:span></text:p>
      <text:p text:style-name="P5"><draw:frame draw:style-name="fr1" draw:name="Object2" text:anchor-type="paragraph" svg:x="0.2102in" svg:y="0.1154in" svg:width="6.2957in" svg:height="3.5484in" draw:z-index="1"><draw:object xlink:href="./Object 2" xlink:type="simple" xlink:show="embed" xlink:actuate="onLoad"/><draw:image xlink:href="./ObjectReplacements/Object 2" xlink:type="simple" xlink:show="embed" xlink:actuate="onLoad"/></draw:frame></text:p>
      <text:p text:style-name="P2"><text:soft-page-break/><text:span text:style-name="T13">Motivation</text:span>:</text:p>
      <text:p text:style-name="P2"/>
      <text:p text:style-name="P10">The goal of this project was to use machine learning to predict a Major League Baseball player's season long batting average given their previous year's statistics. <text:s/>Every year, general managers are faced with difficult decisions about which players to sign, which to let go, and how much to pay them. <text:s/>Millions dollars are on the line. <text:s/>The ability to empirically predict a player's batting average, a standard measure of performance, is an extremely useful tool for these general managers.</text:p>
      <text:p text:style-name="P10"/>
      <text:p text:style-name="P3">Data Set and Attributes:</text:p>
      <text:p text:style-name="P11">The following 9 attributes were used to build the model. All </text:p>
      <text:p text:style-name="P10">attributes are numerical and are for the year prior to the one being predicted: </text:p>
      <text:p text:style-name="P10"><text:tab/>• Year </text:p>
      <text:p text:style-name="P10"><text:tab/>• Games Played (G) </text:p>
      <text:p text:style-name="P10"><text:tab/>• At-Bats (AB) </text:p>
      <text:p text:style-name="P10"><text:tab/>• Runs Batted In (RBI) </text:p>
      <text:p text:style-name="P10"><text:tab/>• Walks (BB) </text:p>
      <text:p text:style-name="P10"><text:tab/>• Strike-outs (SO) </text:p>
      <text:p text:style-name="P10"><text:tab/>• Salary </text:p>
      <text:p text:style-name="P10"><text:tab/>• Age </text:p>
      <text:p text:style-name="P10"><text:tab/>• Batting Average</text:p>
      <text:p text:style-name="P10"/>
      <text:p text:style-name="P10">Data was collected from <text:a xlink:type="simple" xlink:href="http://www.seanlahman.com/baseball-archive/statistics/">seanlahman.com</text:a> <text:span text:style-name="T2">and includes statistics from 1990 through 2014. <text:s/>Additional data was available for earlier years, but the decision was made to focus on “modern” years as the game of baseball has changed throughout it's history. The training dataset includes 19,522 entries with an additional 2,161 entries held out for final model verification.</text:span></text:p>
      <text:p text:style-name="P10"/>
      <text:p text:style-name="P7">Baseline Accuracy:<text:span text:style-name="T1"> </text:span><text:span text:style-name="T4"><text:s/></text:span><text:span text:style-name="T5">In order to judge model accuracy, a baseline needed to be determined. <text:s/>In a case where the output is nominal, this would be done by calculating the accuracy when the most common attribute is chosen for each entry. <text:s/>Since this experiment has a numerical output, the baseline was derived off the assumption that a player would have the same batting average as the previous year. <text:s/>This is a very rough estimate of performance, but follows a reasonable expectation and provides a useful baseline for gauging model performance. <text:s/>Using this estimate the mean absolute error for each dataset was calculated:</text:span></text:p>
      <text:p text:style-name="P7"><text:span text:style-name="T5"><text:tab/>Training Data:<text:tab/><text:tab/>.06</text:span><text:span text:style-name="T6">7</text:span></text:p>
      <text:p text:style-name="P7"><text:span text:style-name="T5"><text:tab/>Held Out Data:<text:tab/>.06</text:span><text:span text:style-name="T6">6</text:span></text:p>
      <text:p text:style-name="P10"/>
      <text:p text:style-name="P6">Models:</text:p>
      <text:p text:style-name="P12">Several types of models were tested before deciding on the final model. <text:s/><text:span text:style-name="T3">All models were built using 10-fold cross-validation on the training set and verified against the held out set</text:span>. <text:s/>The first was a basic linear regression model. <text:s/><text:span text:style-name="T3">With default settings in Weka, the model predicted batting averages with a mean absolute error of .072 on the training data, and .0718 on the held out data. <text:s/>Despite tuning parameters, linear regression continued to perform worse than the baseline and was thus discarded.</text:span></text:p>
      <text:p text:style-name="P12"/>
      <text:p text:style-name="P13">The second model was <text:span text:style-name="T11">M5P. <text:s/>This model combines elements of decision trees and linear regression. <text:s/>A small decision tree is created with each leaf containing its own linear regression model. <text:s/>The tuned M5P model achieved a 10-fold cross-validation mean absolute accuracy of .057 on the training set, and .058 on the held out data. <text:s/>This shows a significant improvement of 10 and 8 points respectively.</text:span></text:p>
      <text:p text:style-name="P13"/>
      <text:p text:style-name="P14">The final model tested was a multilayer perceptron model. <text:s/><text:span text:style-name="T12">The best results achieved were using a 10 </text:span><text:soft-page-break/><text:span text:style-name="T12">layer model with a learning rate of .1. <text:s/>Further decreasing the learning rate degraded accuracy. <text:s/>This model performed slightly better than the M5P model with a training accuracy of .055 and held out accuracy of .056.</text:span></text:p>
      <text:p text:style-name="P14"/>
      <text:p text:style-name="P14"/>
      <text:p text:style-name="P14"><draw:frame draw:style-name="fr2"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10"/>
      <text:p text:style-name="P8">Attribute Analysis:</text:p>
      <text:p text:style-name="P8"/>
      <text:p text:style-name="P20">It was attempted to further improve upon these results by analyzing the nine attributes and removing extraneous ones. Using Weka's CfsSubsetEval attribute analyzer, it was found the the attributes most strongly correlated to the next year's vatting average were:</text:p>
      <text:p text:style-name="P21"><text:tab/>• Year </text:p>
      <text:p text:style-name="P21"><text:tab/>• <text:span text:style-name="T19">At Bats</text:span> </text:p>
      <text:p text:style-name="P21"><text:tab/>• <text:span text:style-name="T19">Age</text:span> </text:p>
      <text:p text:style-name="P21"><text:tab/>• <text:span text:style-name="T19">Current Batting Average</text:span> </text:p>
      <text:p text:style-name="P21"/>
      <text:p text:style-name="P21"><text:span text:style-name="T19">However, removing other attributes resulted in no improvement of the models over those built using all the attributes. In most cases, the absolute mean error often increased. This implies that while the four attributes selected may have more information gain, none of the attributes are completely irreverent for this project.</text:span></text:p>
      <text:p text:style-name="P8"/>
      <text:p text:style-name="P8">Future Work:</text:p>
      <text:p text:style-name="P8"/>
      <text:p text:style-name="P18">There are a few potential area for future work in this project. Obviously more work can be done on refining the models and improving accuracy. Additionally, the models from this project could be used to make predictions about current MLB players and at the end of the season, the actual statistics could be compared to those predictions. </text:p>
      <text:p text:style-name="P18"/>
      <text:p text:style-name="P18"/>
      <text:p text:style-name="P18"><text:soft-page-break/>Additionally, it is conceivable that the approach from this project could be applied to other statistics in baseball. For instance, models could be created to predict other attributes used in this project such as RBI's or Strike-Outs. </text:p>
      <text:p text:style-name="P18"/>
      <text:p text:style-name="P9"><text:span text:style-name="T16">Group Member Participation</text:span>:</text:p>
      <text:p text:style-name="P9"/>
      <text:p text:style-name="P18">Tim - <text:s/>Data Processing, Model Evaluation, <text:span text:style-name="T18">Report Writing</text:span></text:p>
      <text:p text:style-name="P18"/>
      <text:p text:style-name="P18">Mikhail – Data Analysis, Website Building</text:p>
      <text:p text:style-name="P18"/>
      <text:p text:style-name="P18">Nathan – Data Analysis, Attribute <text:span text:style-name="T17">Analysis, Report Wr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2:10:51.423528382</meta:creation-date>
    <meta:editing-duration>PT1H31M6S</meta:editing-duration>
    <meta:editing-cycles>4</meta:editing-cycles>
    <meta:generator>LibreOffice/4.2.8.2$Linux_X86_64 LibreOffice_project/420m0$Build-2</meta:generator>
    <dc:date>2016-06-08T14:48:30.464119603</dc:date>
    <meta:document-statistic meta:table-count="0" meta:image-count="0" meta:object-count="2" meta:page-count="4" meta:paragraph-count="46" meta:word-count="990" meta:character-count="6213" meta:non-whitespace-character-count="5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title svg:x="3.815cm" svg:y="0.315cm" chart:style-name="ch2">
          <text:p>10 Layer Perceptron Mean Absolute Error</text:p>
        </chart:title>
        <chart:legend chart:legend-position="end" svg:x="12.484cm" svg:y="3.951cm" style:legend-expansion="high" chart:style-name="ch3"/>
        <chart:plot-area chart:style-name="ch4" chart:data-source-has-labels="both" svg:x="0.319cm" svg:y="1.299cm" svg:width="11.846cm" svg:height="7.521cm">
          <chartooo:coordinate-region svg:x="1.231cm" svg:y="1.498cm" svg:width="10.602cm" svg:height="6.675cm"/>
          <chart:axis chart:dimension="x" chart:name="primary-x" chart:style-name="ch5"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0.5">
                <text:p>0</text:p>
              </table:table-cell>
              <table:table-cell office:value-type="float" office:value="0.3">
                <text:p>0</text:p>
              </table:table-cell>
              <table:table-cell office:value-type="float" office:value="0.1">
                <text:p>0</text:p>
              </table:table-cell>
              <table:table-cell office:value-type="float" office:value="0.05">
                <text:p>0</text:p>
              </table:table-cell>
              <table:table-cell office:value-type="float" office:value="0.01">
                <text:p>0</text:p>
              </table:table-cell>
            </table:table-row>
          </table:table-header-rows>
          <table:table-rows>
            <table:table-row>
              <table:table-cell office:value-type="string">
                <text:p>Training Data</text:p>
              </table:table-cell>
              <table:table-cell office:value-type="float" office:value="0.0824">
                <text:p>0.0824</text:p>
              </table:table-cell>
              <table:table-cell office:value-type="float" office:value="0.056">
                <text:p>0.056</text:p>
              </table:table-cell>
              <table:table-cell office:value-type="float" office:value="0.0545">
                <text:p>0.0545</text:p>
              </table:table-cell>
              <table:table-cell office:value-type="float" office:value="0.0552">
                <text:p>0.0552</text:p>
              </table:table-cell>
              <table:table-cell office:value-type="float" office:value="0.0569">
                <text:p>0.0569</text:p>
              </table:table-cell>
            </table:table-row>
            <table:table-row>
              <table:table-cell office:value-type="string">
                <text:p>Held Out Data</text:p>
              </table:table-cell>
              <table:table-cell office:value-type="float" office:value="0.0827">
                <text:p>0.0827</text:p>
              </table:table-cell>
              <table:table-cell office:value-type="float" office:value="0.0581">
                <text:p>0.0581</text:p>
              </table:table-cell>
              <table:table-cell office:value-type="float" office:value="0.0562">
                <text:p>0.0562</text:p>
              </table:table-cell>
              <table:table-cell office:value-type="float" office:value="0.0567">
                <text:p>0.0567</text:p>
              </table:table-cell>
              <table:table-cell office:value-type="float" office:value="0.058">
                <text:p>0.0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1cm" svg:height="9.013cm" xlink:href="." xlink:type="simple" chart:class="chart:bar" chart:style-name="ch1">
        <chart:title svg:x="2.316cm" svg:y="0.316cm" chart:style-name="ch2">
          <text:p>Machine Learning Models Compared to Baseline Results</text:p>
        </chart:title>
        <chart:legend chart:legend-position="end" svg:x="12.246cm" svg:y="3.709cm" style:legend-expansion="high" chart:style-name="ch3"/>
        <chart:plot-area chart:style-name="ch4" chart:data-source-has-labels="both" svg:x="1.33cm" svg:y="1.301cm" svg:width="10.597cm" svg:height="6.551cm">
          <chartooo:coordinate-region svg:x="2.242cm" svg:y="1.5cm" svg:width="9.685cm" svg:height="5.705cm"/>
          <chart:axis chart:dimension="x" chart:name="primary-x" chart:style-name="ch5" chartooo:axis-type="auto">
            <chartooo:date-scale/>
            <chart:title svg:x="5.526cm" svg:y="8.032cm" chart:style-name="ch6">
              <text:p>Data Set Used</text:p>
            </chart:title>
            <chart:categories table:cell-range-address="local-table.$A$2:.$A$3"/>
          </chart:axis>
          <chart:axis chart:dimension="y" chart:name="primary-y" chart:style-name="ch7">
            <chart:title svg:x="0.451cm" svg:y="6.115cm" chart:style-name="ch8">
              <text:p>Absolute Mean Error</text:p>
            </chart:title>
            <chart:grid chart:style-name="ch9" chart:class="major"/>
          </chart:axis>
          <chart:series chart:style-name="ch10" chart:values-cell-range-address="local-table.$B$2:.$B$3" chart:label-cell-address="local-table.$B$1" chart:class="chart:bar">
            <chart:data-point chart:repeated="2"/>
          </chart:series>
          <chart:series chart:style-name="ch11" chart:values-cell-range-address="local-table.$C$2:.$C$3" chart:label-cell-address="local-table.$C$1" chart:class="chart:bar">
            <chart:data-point chart:repeated="2"/>
          </chart:series>
          <chart:series chart:style-name="ch12" chart:values-cell-range-address="local-table.$D$2:.$D$3" chart:label-cell-address="local-table.$D$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seline</text:p>
              </table:table-cell>
              <table:table-cell office:value-type="string">
                <text:p>M5P 10-Fold</text:p>
              </table:table-cell>
              <table:table-cell office:value-type="string">
                <text:p>10-layer Perceptron</text:p>
              </table:table-cell>
            </table:table-row>
          </table:table-header-rows>
          <table:table-rows>
            <table:table-row>
              <table:table-cell office:value-type="string">
                <text:p>Training + Validation</text:p>
              </table:table-cell>
              <table:table-cell office:value-type="float" office:value="0.06682">
                <text:p>0.06682</text:p>
              </table:table-cell>
              <table:table-cell office:value-type="float" office:value="0.0573">
                <text:p>0.0573</text:p>
              </table:table-cell>
              <table:table-cell office:value-type="float" office:value="0.0545">
                <text:p>0.0545</text:p>
              </table:table-cell>
            </table:table-row>
            <table:table-row>
              <table:table-cell office:value-type="string">
                <text:p>Held Out</text:p>
              </table:table-cell>
              <table:table-cell office:value-type="float" office:value="0.06551">
                <text:p>0.06551</text:p>
              </table:table-cell>
              <table:table-cell office:value-type="float" office:value="0.0581">
                <text:p>0.0581</text:p>
              </table:table-cell>
              <table:table-cell office:value-type="float" office:value="0.0562">
                <text:p>0.05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